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>
      <style:text-properties fo:font-size="16pt" fo:font-style="italic" officeooo:rsid="001468ca" officeooo:paragraph-rsid="001468ca" style:font-size-asian="16pt" style:font-style-asian="italic" style:font-size-complex="16pt" style:font-style-complex="italic"/>
    </style:style>
    <style:style style:name="P5" style:family="paragraph" style:parent-style-name="Standard">
      <style:text-properties fo:font-size="16pt" fo:font-style="italic" officeooo:rsid="001663fc" officeooo:paragraph-rsid="001663fc" style:font-size-asian="16pt" style:font-style-asian="italic" style:font-size-complex="16pt" style:font-style-complex="italic"/>
    </style:style>
    <style:style style:name="T1" style:family="text">
      <style:text-properties officeooo:rsid="001468c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468ca" style:font-style-asian="normal" style:font-style-complex="normal"/>
    </style:style>
    <style:style style:name="T4" style:family="text">
      <style:text-properties officeooo:rsid="001663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 - <text:span text:style-name="T1">Diretório raiz </text:span><text:span text:style-name="T4">(Todas as outras pastas estão aqui)</text:span></text:p>
      <text:p text:style-name="P3"><text:span text:style-name="T1">/bin/</text:span><text:span text:style-name="T3"> – Binários principais dos usuários</text:span></text:p>
      <text:p text:style-name="P3"><text:span text:style-name="T1">/boot</text:span><text:span text:style-name="T3">/ - Arquivos do sistema de Boot</text:span></text:p>
      <text:p text:style-name="P4"><text:span text:style-name="T2">/dev/ - Arquivos de dispositivos</text:span></text:p>
      <text:p text:style-name="P4"><text:span text:style-name="T2">/etc/ - Arquivos de configuração do sistema</text:span></text:p>
      <text:p text:style-name="P4"><text:span text:style-name="T2">/home/ - Diretório dos usuários comuns do sistema</text:span></text:p>
      <text:p text:style-name="P4"><text:span text:style-name="T2">/lib/ - Bibliotecas essenciais do sistema e os módulos do kernel</text:span></text:p>
      <text:p text:style-name="P4"><text:span text:style-name="T2">/media/ - diretório de montagem e dispositivos</text:span></text:p>
      <text:p text:style-name="P4"><text:span text:style-name="T2">/mnt/ - Diretório de montagem de dispositivos – mesmo que “media”</text:span></text:p>
      <text:p text:style-name="P4"><text:span text:style-name="T2">/opt/ - Instalação de programas não oficiais da distribuição ou por conta do usuários</text:span></text:p>
      <text:p text:style-name="P4"><text:span text:style-name="T2">/sbin/ - Armazena arquivos executáveis que representam comandos administrativos. Exemplos: shutdown.</text:span></text:p>
      <text:p text:style-name="P4"><text:span text:style-name="T2">/srv/ - Diretório para dados de serviços fornecidos pelo sistema.</text:span></text:p>
      <text:p text:style-name="P4"><text:span text:style-name="T2">/tmp/ - Diretório para arquivos temporários</text:span></text:p>
      <text:p text:style-name="P4"><text:span text:style-name="T2">/usr/ - Segunda hierarquia do sistema, onde ficam os usuários comuns do sistema e programas.</text:span></text:p>
      <text:p text:style-name="P4"><text:span text:style-name="T2">/var/ - Diretório com arquivos variáveis gerados pelos programas do sistema. Podendo</text:span></text:p>
      <text:p text:style-name="P4"><text:span text:style-name="T2">/proc/ - Diretório virtual controlado pelo kernel</text:span></text:p>
      <text:p text:style-name="P4"><text:span text:style-name="T2"/></text:p>
      <text:p text:style-name="P5"><text:span text:style-name="T2">Obs.: no terminal entrar na pasta raiz(cd /) e comando ls para ver as pastas.</text:span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35:39.955944194</meta:creation-date>
    <meta:generator>LibreOffice/6.4.6.2$Linux_X86_64 LibreOffice_project/40$Build-2</meta:generator>
    <dc:date>2021-02-08T11:54:09.959778852</dc:date>
    <meta:editing-duration>PT18M34S</meta:editing-duration>
    <meta:editing-cycles>3</meta:editing-cycles>
    <meta:document-statistic meta:table-count="0" meta:image-count="0" meta:object-count="0" meta:page-count="1" meta:paragraph-count="17" meta:word-count="160" meta:character-count="1024" meta:non-whitespace-character-count="879"/>
  </office:meta>
</office:document-meta>
</file>